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8cm" fo:min-width="4.53cm"/>
    </style:style>
    <style:style style:name="gr2" style:family="graphic" style:parent-style-name="standard">
      <style:graphic-properties draw:textarea-horizontal-align="justify" draw:textarea-vertical-align="middle" draw:auto-grow-height="false" fo:min-height="1.929cm" fo:min-width="8.41cm"/>
    </style:style>
    <style:style style:name="gr3" style:family="graphic" style:parent-style-name="standard">
      <style:graphic-properties draw:fill-color="#ffffd7" draw:textarea-horizontal-align="justify" draw:textarea-vertical-align="middle" draw:auto-grow-height="false" fo:min-height="1.929cm" fo:min-width="8.41cm"/>
    </style:style>
    <style:style style:name="gr4" style:family="graphic" style:parent-style-name="standard">
      <style:graphic-properties draw:stroke="none" svg:stroke-color="#000000" draw:fill="none" draw:fill-color="#ffffff" fo:min-height="3.814cm"/>
    </style:style>
    <style:style style:name="gr5" style:family="graphic" style:parent-style-name="standard">
      <style:graphic-properties draw:textarea-horizontal-align="justify" draw:textarea-vertical-align="middle" draw:auto-grow-height="false" fo:min-height="1.929cm" fo:min-width="2.949cm"/>
    </style:style>
    <style:style style:name="gr6" style:family="graphic" style:parent-style-name="standard">
      <style:graphic-properties draw:stroke="none" svg:stroke-color="#000000" draw:fill="none" draw:fill-color="#ffffff" fo:min-height="14.609cm"/>
    </style:style>
    <style:style style:name="gr7" style:family="graphic" style:parent-style-name="standard">
      <style:graphic-properties draw:fill-color="#00a933" draw:textarea-horizontal-align="justify" draw:textarea-vertical-align="middle" draw:auto-grow-height="false" fo:min-height="16.148cm" fo:min-width="14.628cm"/>
    </style:style>
    <style:style style:name="gr8" style:family="graphic" style:parent-style-name="standard" style:list-style-name="L1">
      <style:graphic-properties draw:fill-color="#ff0000" draw:textarea-horizontal-align="justify" draw:textarea-vertical-align="middle" draw:auto-grow-height="false" fo:min-height="16.148cm" fo:min-width="14.628cm"/>
    </style:style>
    <style:style style:name="P1" style:family="paragraph"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ff0000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7.112cm" svg:x="7.731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144cm" svg:height="2.413cm" svg:x="6.715cm" svg:y="17.002cm">
          <text:p text:style-name="P1">CONN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144cm" svg:height="2.413cm" svg:x="6.715cm" svg:y="20.304cm">
          <text:p text:style-name="P1">DET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9.144cm" svg:height="2.413cm" svg:x="6.715cm" svg:y="13.827cm">
          <text:p text:style-name="P1">HI, USERN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7.112cm" svg:height="7.112cm" svg:x="7.35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144cm" svg:height="2.413cm" svg:x="1.762cm" svg:y="17.002cm">
          <text:p text:style-name="P1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144cm" svg:height="2.413cm" svg:x="11.287cm" svg:y="17.002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2" draw:text-style-name="P1" draw:layer="layout" svg:width="9.144cm" svg:height="2.413cm" svg:x="6.461cm" svg:y="2.524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5.875cm" svg:height="4.517cm" svg:x="3.794cm" svg:y="6.969cm">
          <draw:text-box>
            <text:p>NAMA <text:tab/><text:tab/><text:tab/>:</text:p>
            <text:p>ID TELEGREAM<text:tab/>:</text:p>
            <text:p>ID LINE<text:tab/><text:tab/><text:tab/>:</text:p>
            <text:p>PASSWORD<text:tab/><text:tab/>:</text:p>
            <text:p>EMAIL<text:tab/><text:tab/><text:tab/>:</text:p>
            <text:p/>
          </draw:text-box>
        </draw:frame>
        <draw:custom-shape draw:style-name="gr5" draw:text-style-name="P1" draw:layer="layout" svg:width="3.683cm" svg:height="2.413cm" svg:x="13.827cm" svg:y="13.065cm">
          <text:p text:style-name="P1">O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2" draw:text-style-name="P1" draw:layer="layout" svg:width="9.144cm" svg:height="2.413cm" svg:x="6.461cm" svg:y="2.524cm">
          <text:p text:style-name="P1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5.875cm" svg:height="4.064cm" svg:x="3.794cm" svg:y="6.969cm">
          <draw:text-box>
            <text:p>NAMA <text:tab/><text:tab/><text:tab/>:</text:p>
            <text:p>PASSWORD<text:tab/><text:tab/>:</text:p>
            <text:p/>
          </draw:text-box>
        </draw:frame>
        <draw:custom-shape draw:style-name="gr5" draw:text-style-name="P1" draw:layer="layout" svg:width="3.683cm" svg:height="2.413cm" svg:x="14.335cm" svg:y="9.128cm">
          <text:p text:style-name="P1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frame draw:style-name="gr6" draw:text-style-name="P3" draw:layer="layout" svg:width="15.875cm" svg:height="14.859cm" svg:x="2.905cm" svg:y="6.08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PLEASE WAIT A MINUTE .. :)</text:span></text:p>
          </draw:text-box>
        </draw:frame>
      </draw:page>
      <draw:page draw:name="page6" draw:style-name="dp1" draw:master-page-name="Default">
        <draw:custom-shape draw:style-name="gr7" draw:text-style-name="P5" draw:layer="layout" svg:width="16.764cm" svg:height="18.034cm" svg:x="2.524cm" svg:y="4.302cm">
          <text:p text:style-name="P4"><text:span text:style-name="T2">(</text:span><text:span text:style-name="T3">(</text:span><text:span text:style-name="T1">(LIVE )</text:span><text:span text:style-name="T3">)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custom-shape draw:style-name="gr8" draw:text-style-name="P6" draw:layer="layout" svg:width="16.764cm" svg:height="18.034cm" svg:x="2.524cm" svg:y="4.302cm">
          <text:p text:style-name="P4"><text:span text:style-name="T2">(</text:span><text:span text:style-name="T3">(</text:span><text:span text:style-name="T1">(</text:span><text:span text:style-name="T1"><text:tab/></text:span><text:span text:style-name="T1">WARNING )</text:span><text:span text:style-name="T3">)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5:26:11.932855487</meta:creation-date>
    <dc:date>2019-12-18T15:41:02.835596252</dc:date>
    <meta:editing-duration>PT14M53S</meta:editing-duration>
    <meta:editing-cycles>2</meta:editing-cycles>
    <meta:generator>LibreOffice/6.2.7.1$Linux_X86_64 LibreOffice_project/20$Build-1</meta:generator>
    <meta:document-statistic meta:object-count="16"/>
  </office:meta>
</office:document-meta>
</file>